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round" draw:fill-color="#ffffff" draw:textarea-horizontal-align="justify" draw:textarea-vertical-align="middle" draw:auto-grow-height="false" fo:min-height="6.418cm" fo:min-width="23.312cm"/>
    </style:style>
    <style:style style:name="gr2" style:family="graphic" style:parent-style-name="standard">
      <style:graphic-properties svg:stroke-color="#ffffff" svg:stroke-opacity="40%" draw:fill="solid" draw:fill-color="#000000" draw:opacity="15%" draw:textarea-horizontal-align="justify" draw:textarea-vertical-align="middle" draw:auto-grow-height="false" fo:min-height="4.83cm" fo:min-width="10.29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7" style:family="graphic" style:parent-style-name="objectwithoutfill">
      <style:graphic-properties svg:stroke-width="0.035cm" svg:stroke-color="#000000" draw:marker-start-width="0.252cm" draw:marker-end="Arrowheads_20_5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color="#000000" draw:marker-end="Arrowheads_20_1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083cm"/>
      <style:paragraph-properties style:writing-mode="lr-tb"/>
    </style:style>
    <style:style style:name="gr10" style:family="graphic" style:parent-style-name="standard">
      <style:graphic-properties svg:stroke-color="#ffffff" svg:stroke-opacity="40%" draw:fill="solid" draw:fill-color="#5983b0" draw:opacity="15%" draw:textarea-horizontal-align="justify" draw:textarea-vertical-align="middle" draw:auto-grow-height="false" fo:min-height="4.83cm" fo:min-width="10.295cm"/>
    </style:style>
    <style:style style:name="gr11" style:family="graphic" style:parent-style-name="standard">
      <style:graphic-properties draw:stroke="none" svg:stroke-color="#000000" draw:fill="none" draw:fill-color="#ffffff" fo:min-height="0.30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000000" draw:opacity="15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5983b0" draw:opacity="15%"/>
      <style:paragraph-properties fo:text-align="center"/>
    </style:style>
    <style:style style:name="P8" style:family="paragraph">
      <style:paragraph-properties fo:text-align="center"/>
      <style:text-properties fo:color="#5983b0" loext:opacity="100%"/>
    </style:style>
    <style:style style:name="P9" style:family="paragraph">
      <loext:graphic-properties draw:fill="none" draw:fill-color="#ffffff"/>
      <style:paragraph-properties fo:text-align="center"/>
      <style:text-properties fo:color="#5983b0" loext:opacity="100%"/>
    </style:style>
    <style:style style:name="P10" style:family="paragraph">
      <style:paragraph-properties fo:text-align="center"/>
      <style:text-properties fo:color="#5983b0" loext:opacity="100%" style:font-name="Miriam Mono CLM" fo:font-weight="bold"/>
    </style:style>
    <style:style style:name="P11" style:family="paragraph">
      <loext:graphic-properties draw:fill="none" draw:fill-color="#ffffff"/>
      <style:paragraph-properties fo:text-align="center"/>
      <style:text-properties fo:color="#5983b0" loext:opacity="100%" style:font-name="Miriam Mono CLM" fo:font-size="12pt" fo:font-weight="bold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color="#5983b0" loext:opacity="100%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5983b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812cm" svg:height="6.668cm" svg:x="1.97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.795cm" svg:height="5.08cm" svg:x="11.019cm" svg:y="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905cm" svg:height="0.962cm" svg:x="1.952cm" svg:y="4.692cm">
          <draw:text-box>
            <text:p text:style-name="P3">Fire</text:p>
          </draw:text-box>
        </draw:frame>
        <draw:frame draw:style-name="gr4" draw:text-style-name="P4" draw:layer="layout" svg:width="2.54cm" svg:height="0.962cm" svg:x="4.713cm" svg:y="4.697cm">
          <draw:text-box>
            <text:p text:style-name="P3">Collect</text:p>
          </draw:text-box>
        </draw:frame>
        <draw:frame draw:style-name="gr3" draw:text-style-name="P4" draw:layer="layout" svg:width="2.54cm" svg:height="0.962cm" svg:x="7.902cm" svg:y="4.665cm">
          <draw:text-box>
            <text:p text:style-name="P3">Scan</text:p>
          </draw:text-box>
        </draw:frame>
        <draw:frame draw:style-name="gr3" draw:text-style-name="P4" draw:layer="layout" svg:width="3.81cm" svg:height="0.962cm" svg:x="11.419cm" svg:y="4.697cm">
          <draw:text-box>
            <text:p text:style-name="P3">Preprocess</text:p>
          </draw:text-box>
        </draw:frame>
        <draw:frame draw:style-name="gr5" draw:text-style-name="P4" draw:layer="layout" svg:width="3.81cm" svg:height="0.962cm" svg:x="15.17cm" svg:y="3.005cm">
          <draw:text-box>
            <text:p text:style-name="P3">Compare</text:p>
          </draw:text-box>
        </draw:frame>
        <draw:frame draw:style-name="gr5" draw:text-style-name="P4" draw:layer="layout" svg:width="3.81cm" svg:height="0.962cm" svg:x="18.504cm" svg:y="4.697cm">
          <draw:text-box>
            <text:p text:style-name="P3">Score</text:p>
          </draw:text-box>
        </draw:frame>
        <draw:frame draw:style-name="gr5" draw:text-style-name="P4" draw:layer="layout" svg:width="3.81cm" svg:height="0.962cm" svg:x="15.119cm" svg:y="6.598cm">
          <draw:text-box>
            <text:p text:style-name="P3">Diagnose</text:p>
          </draw:text-box>
        </draw:frame>
        <draw:frame draw:style-name="gr5" draw:text-style-name="P4" draw:layer="layout" svg:width="3.81cm" svg:height="0.962cm" svg:x="22.307cm" svg:y="4.697cm">
          <draw:text-box>
            <text:p text:style-name="P3">Decide</text:p>
          </draw:text-box>
        </draw:frame>
        <draw:line draw:style-name="gr6" draw:text-style-name="P5" draw:layer="layout" svg:x1="3.64cm" svg:y1="5.167cm" svg:x2="4.91cm" svg:y2="5.167cm">
          <text:p/>
        </draw:line>
        <draw:line draw:style-name="gr6" draw:text-style-name="P5" draw:layer="layout" svg:x1="7.126cm" svg:y1="5.167cm" svg:x2="8.396cm" svg:y2="5.167cm">
          <text:p/>
        </draw:line>
        <draw:line draw:style-name="gr6" draw:text-style-name="P5" draw:layer="layout" svg:x1="9.94cm" svg:y1="5.167cm" svg:x2="11.21cm" svg:y2="5.167cm">
          <text:p/>
        </draw:line>
        <draw:path draw:style-name="gr7" draw:text-style-name="P5" draw:layer="layout" svg:width="1.575cm" svg:height="1.862cm" draw:transform="skewX (-0.148527519344717) rotate (1.35158297274441) translate (13.3649999956771cm 4.93199999969392cm)" svg:viewBox="0 0 1576 1863" svg:d="M0 0c1280 0 1576 1863 1576 1863">
          <text:p/>
        </draw:path>
        <draw:path draw:style-name="gr7" draw:text-style-name="P5" draw:layer="layout" svg:width="1.904cm" svg:height="1.23cm" svg:x="18.562cm" svg:y="3.466cm" svg:viewBox="0 0 1905 1231" svg:d="M0 0c1667 0 1905 1231 1905 1231">
          <text:p/>
        </draw:path>
        <draw:path draw:style-name="gr7" draw:text-style-name="P5" draw:layer="layout" svg:width="1.568cm" svg:height="1.398cm" draw:transform="skewX (-0.229859862487653) rotate (-1.8765780117443) translate (20.5669387043456cm 5.6501149125709cm)" svg:viewBox="0 0 1569 1399" svg:d="M0 0c1167 0 1569 1399 1569 1399">
          <text:p/>
        </draw:path>
        <draw:path draw:style-name="gr7" draw:text-style-name="P5" draw:layer="layout" svg:width="2.074cm" svg:height="0.958cm" draw:transform="skewX (-0.148352986419518) rotate (2.88694911572382) translate (15.387cm 7.137cm)" svg:viewBox="0 0 2075 959" svg:d="M0 0c1969 0 2075 959 2075 959">
          <text:p/>
        </draw:path>
        <draw:line draw:style-name="gr8" draw:text-style-name="P5" draw:layer="layout" svg:x1="21.74cm" svg:y1="5.167cm" svg:x2="23.01cm" svg:y2="5.167cm">
          <text:p/>
        </draw:line>
        <draw:frame draw:style-name="gr9" draw:text-style-name="P6" draw:layer="layout" svg:width="3.192cm" svg:height="0.725cm" svg:x="10.242cm" svg:y="7.733cm">
          <draw:text-box>
            <text:p text:style-name="P3"><text:span text:style-name="T1">Examine</text:span></text:p>
          </draw:text-box>
        </draw:frame>
        <draw:custom-shape draw:style-name="gr1" draw:text-style-name="P1" draw:layer="layout" svg:width="23.812cm" svg:height="6.668cm" svg:x="1.988cm" svg:y="9.1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0.795cm" svg:height="5.08cm" svg:x="11.037cm" svg:y="9.8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0.962cm" svg:x="1.97cm" svg:y="11.79cm">
          <draw:text-box>
            <text:p text:style-name="P3">Fire</text:p>
          </draw:text-box>
        </draw:frame>
        <draw:frame draw:style-name="gr4" draw:text-style-name="P4" draw:layer="layout" svg:width="2.54cm" svg:height="0.962cm" svg:x="4.731cm" svg:y="11.795cm">
          <draw:text-box>
            <text:p text:style-name="P3">Collect</text:p>
          </draw:text-box>
        </draw:frame>
        <draw:frame draw:style-name="gr3" draw:text-style-name="P4" draw:layer="layout" svg:width="2.54cm" svg:height="0.962cm" svg:x="7.92cm" svg:y="11.763cm">
          <draw:text-box>
            <text:p text:style-name="P3">Scan</text:p>
          </draw:text-box>
        </draw:frame>
        <draw:frame draw:style-name="gr3" draw:text-style-name="P9" draw:layer="layout" svg:width="3.81cm" svg:height="0.962cm" svg:x="11.437cm" svg:y="11.795cm">
          <draw:text-box>
            <text:p text:style-name="P8">Preprocess</text:p>
          </draw:text-box>
        </draw:frame>
        <draw:frame draw:style-name="gr5" draw:text-style-name="P9" draw:layer="layout" svg:width="3.81cm" svg:height="0.962cm" svg:x="15.188cm" svg:y="10.103cm">
          <draw:text-box>
            <text:p text:style-name="P8">Compare</text:p>
          </draw:text-box>
        </draw:frame>
        <draw:frame draw:style-name="gr5" draw:text-style-name="P9" draw:layer="layout" svg:width="3.81cm" svg:height="0.962cm" svg:x="18.522cm" svg:y="11.795cm">
          <draw:text-box>
            <text:p text:style-name="P8">Score</text:p>
          </draw:text-box>
        </draw:frame>
        <draw:frame draw:style-name="gr5" draw:text-style-name="P9" draw:layer="layout" svg:width="3.81cm" svg:height="0.962cm" svg:x="15.137cm" svg:y="13.696cm">
          <draw:text-box>
            <text:p text:style-name="P8">Diagnose</text:p>
          </draw:text-box>
        </draw:frame>
        <draw:frame draw:style-name="gr5" draw:text-style-name="P4" draw:layer="layout" svg:width="3.81cm" svg:height="0.962cm" svg:x="22.325cm" svg:y="11.795cm">
          <draw:text-box>
            <text:p text:style-name="P3">Decide</text:p>
          </draw:text-box>
        </draw:frame>
        <draw:line draw:style-name="gr6" draw:text-style-name="P5" draw:layer="layout" svg:x1="3.658cm" svg:y1="12.265cm" svg:x2="4.928cm" svg:y2="12.265cm">
          <text:p/>
        </draw:line>
        <draw:line draw:style-name="gr6" draw:text-style-name="P5" draw:layer="layout" svg:x1="7.144cm" svg:y1="12.265cm" svg:x2="8.414cm" svg:y2="12.265cm">
          <text:p/>
        </draw:line>
        <draw:line draw:style-name="gr6" draw:text-style-name="P5" draw:layer="layout" svg:x1="9.958cm" svg:y1="12.265cm" svg:x2="11.228cm" svg:y2="12.265cm">
          <text:p/>
        </draw:line>
        <draw:path draw:style-name="gr7" draw:text-style-name="P5" draw:layer="layout" svg:width="1.575cm" svg:height="1.862cm" draw:transform="skewX (-0.148527519344717) rotate (1.35158297274441) translate (13.3829999956771cm 12.0299999996939cm)" svg:viewBox="0 0 1576 1863" svg:d="M0 0c1280 0 1576 1863 1576 1863">
          <text:p/>
        </draw:path>
        <draw:path draw:style-name="gr7" draw:text-style-name="P5" draw:layer="layout" svg:width="1.904cm" svg:height="1.23cm" svg:x="18.58cm" svg:y="10.564cm" svg:viewBox="0 0 1905 1231" svg:d="M0 0c1667 0 1905 1231 1905 1231">
          <text:p/>
        </draw:path>
        <draw:path draw:style-name="gr7" draw:text-style-name="P5" draw:layer="layout" svg:width="1.568cm" svg:height="1.398cm" draw:transform="skewX (-0.229859862487653) rotate (-1.8765780117443) translate (20.5849387043456cm 12.7481149125709cm)" svg:viewBox="0 0 1569 1399" svg:d="M0 0c1167 0 1569 1399 1569 1399">
          <text:p/>
        </draw:path>
        <draw:path draw:style-name="gr7" draw:text-style-name="P5" draw:layer="layout" svg:width="2.074cm" svg:height="0.958cm" draw:transform="skewX (-0.148352986419518) rotate (2.88694911572382) translate (15.405cm 14.235cm)" svg:viewBox="0 0 2075 959" svg:d="M0 0c1969 0 2075 959 2075 959">
          <text:p/>
        </draw:path>
        <draw:line draw:style-name="gr8" draw:text-style-name="P5" draw:layer="layout" svg:x1="21.758cm" svg:y1="12.265cm" svg:x2="23.028cm" svg:y2="12.265cm">
          <text:p/>
        </draw:line>
        <draw:frame draw:style-name="gr9" draw:text-style-name="P11" draw:layer="layout" svg:width="3.192cm" svg:height="0.725cm" svg:x="10.06cm" svg:y="14.831cm">
          <draw:text-box>
            <text:p text:style-name="P10"><text:span text:style-name="T1">cmcR</text:span></text:p>
          </draw:text-box>
        </draw:frame>
        <draw:custom-shape draw:style-name="gr1" draw:text-style-name="P1" draw:layer="layout" svg:width="23.812cm" svg:height="6.668cm" svg:x="1.953cm" svg:y="16.2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5.08cm" svg:x="11.002cm" svg:y="16.98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0.962cm" svg:x="1.935cm" svg:y="18.887cm">
          <draw:text-box>
            <text:p text:style-name="P3">Fire</text:p>
          </draw:text-box>
        </draw:frame>
        <draw:frame draw:style-name="gr4" draw:text-style-name="P4" draw:layer="layout" svg:width="2.54cm" svg:height="0.962cm" svg:x="4.696cm" svg:y="18.892cm">
          <draw:text-box>
            <text:p text:style-name="P3">Collect</text:p>
          </draw:text-box>
        </draw:frame>
        <draw:frame draw:style-name="gr3" draw:text-style-name="P4" draw:layer="layout" svg:width="2.54cm" svg:height="0.962cm" svg:x="7.885cm" svg:y="18.86cm">
          <draw:text-box>
            <text:p text:style-name="P3">Scan</text:p>
          </draw:text-box>
        </draw:frame>
        <draw:frame draw:style-name="gr3" draw:text-style-name="P4" draw:layer="layout" svg:width="3.81cm" svg:height="0.962cm" svg:x="11.402cm" svg:y="18.892cm">
          <draw:text-box>
            <text:p text:style-name="P3">Preprocess</text:p>
          </draw:text-box>
        </draw:frame>
        <draw:frame draw:style-name="gr5" draw:text-style-name="P4" draw:layer="layout" svg:width="3.81cm" svg:height="0.962cm" svg:x="15.153cm" svg:y="17.2cm">
          <draw:text-box>
            <text:p text:style-name="P3">Compare</text:p>
          </draw:text-box>
        </draw:frame>
        <draw:frame draw:style-name="gr5" draw:text-style-name="P4" draw:layer="layout" svg:width="3.81cm" svg:height="0.962cm" svg:x="18.487cm" svg:y="18.892cm">
          <draw:text-box>
            <text:p text:style-name="P3">Score</text:p>
          </draw:text-box>
        </draw:frame>
        <draw:frame draw:style-name="gr5" draw:text-style-name="P9" draw:layer="layout" svg:width="3.81cm" svg:height="0.962cm" svg:x="15.102cm" svg:y="20.793cm">
          <draw:text-box>
            <text:p text:style-name="P8">Diagnose</text:p>
          </draw:text-box>
        </draw:frame>
        <draw:frame draw:style-name="gr5" draw:text-style-name="P4" draw:layer="layout" svg:width="3.81cm" svg:height="0.962cm" svg:x="22.29cm" svg:y="18.892cm">
          <draw:text-box>
            <text:p text:style-name="P3">Decide</text:p>
          </draw:text-box>
        </draw:frame>
        <draw:line draw:style-name="gr6" draw:text-style-name="P5" draw:layer="layout" svg:x1="3.623cm" svg:y1="19.362cm" svg:x2="4.893cm" svg:y2="19.362cm">
          <text:p/>
        </draw:line>
        <draw:line draw:style-name="gr6" draw:text-style-name="P5" draw:layer="layout" svg:x1="7.109cm" svg:y1="19.362cm" svg:x2="8.379cm" svg:y2="19.362cm">
          <text:p/>
        </draw:line>
        <draw:line draw:style-name="gr6" draw:text-style-name="P5" draw:layer="layout" svg:x1="9.923cm" svg:y1="19.362cm" svg:x2="11.193cm" svg:y2="19.362cm">
          <text:p/>
        </draw:line>
        <draw:path draw:style-name="gr7" draw:text-style-name="P5" draw:layer="layout" svg:width="1.575cm" svg:height="1.862cm" draw:transform="skewX (-0.148527519344717) rotate (1.35158297274441) translate (13.3479999956771cm 19.1269999996939cm)" svg:viewBox="0 0 1576 1863" svg:d="M0 0c1280 0 1576 1863 1576 1863">
          <text:p/>
        </draw:path>
        <draw:path draw:style-name="gr7" draw:text-style-name="P5" draw:layer="layout" svg:width="1.904cm" svg:height="1.23cm" svg:x="18.545cm" svg:y="17.661cm" svg:viewBox="0 0 1905 1231" svg:d="M0 0c1667 0 1905 1231 1905 1231">
          <text:p/>
        </draw:path>
        <draw:path draw:style-name="gr7" draw:text-style-name="P5" draw:layer="layout" svg:width="1.568cm" svg:height="1.398cm" draw:transform="skewX (-0.229859862487653) rotate (-1.8765780117443) translate (20.5499387043456cm 19.8451149125709cm)" svg:viewBox="0 0 1569 1399" svg:d="M0 0c1167 0 1569 1399 1569 1399">
          <text:p/>
        </draw:path>
        <draw:path draw:style-name="gr7" draw:text-style-name="P5" draw:layer="layout" svg:width="2.074cm" svg:height="0.958cm" draw:transform="skewX (-0.148352986419518) rotate (2.88694911572382) translate (15.37cm 21.332cm)" svg:viewBox="0 0 2075 959" svg:d="M0 0c1969 0 2075 959 2075 959">
          <text:p/>
        </draw:path>
        <draw:line draw:style-name="gr8" draw:text-style-name="P5" draw:layer="layout" svg:x1="21.723cm" svg:y1="19.362cm" svg:x2="22.993cm" svg:y2="19.362cm">
          <text:p/>
        </draw:line>
        <draw:frame draw:style-name="gr11" draw:text-style-name="P11" draw:layer="layout" svg:width="9.96cm" svg:height="0.746cm" svg:x="10.4cm" svg:y="21.928cm">
          <draw:text-box>
            <text:p text:style-name="P10"><text:span text:style-name="T1">impressions </text:span><text:span text:style-name="T2">&amp;</text:span><text:span text:style-name="T1"> cartridgeInvestigatR</text:span></text:p>
          </draw:text-box>
        </draw:frame>
        <draw:custom-shape draw:style-name="gr1" draw:text-style-name="P1" draw:layer="layout" svg:width="23.812cm" svg:height="6.668cm" svg:x="2.153cm" svg:y="24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5.08cm" svg:x="11.202cm" svg:y="25.44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0.962cm" svg:x="2.135cm" svg:y="27.342cm">
          <draw:text-box>
            <text:p text:style-name="P3">Fire</text:p>
          </draw:text-box>
        </draw:frame>
        <draw:frame draw:style-name="gr4" draw:text-style-name="P4" draw:layer="layout" svg:width="2.54cm" svg:height="0.962cm" svg:x="4.896cm" svg:y="27.347cm">
          <draw:text-box>
            <text:p text:style-name="P3">Collect</text:p>
          </draw:text-box>
        </draw:frame>
        <draw:frame draw:style-name="gr3" draw:text-style-name="P4" draw:layer="layout" svg:width="2.54cm" svg:height="0.962cm" svg:x="8.085cm" svg:y="27.315cm">
          <draw:text-box>
            <text:p text:style-name="P3">Scan</text:p>
          </draw:text-box>
        </draw:frame>
        <draw:frame draw:style-name="gr3" draw:text-style-name="P9" draw:layer="layout" svg:width="3.81cm" svg:height="0.962cm" svg:x="11.602cm" svg:y="27.347cm">
          <draw:text-box>
            <text:p text:style-name="P8">Preprocess</text:p>
          </draw:text-box>
        </draw:frame>
        <draw:frame draw:style-name="gr5" draw:text-style-name="P9" draw:layer="layout" svg:width="3.81cm" svg:height="0.962cm" svg:x="15.353cm" svg:y="25.655cm">
          <draw:text-box>
            <text:p text:style-name="P8">Compare</text:p>
          </draw:text-box>
        </draw:frame>
        <draw:frame draw:style-name="gr5" draw:text-style-name="P9" draw:layer="layout" svg:width="3.81cm" svg:height="0.962cm" svg:x="18.687cm" svg:y="27.347cm">
          <draw:text-box>
            <text:p text:style-name="P8">Score</text:p>
          </draw:text-box>
        </draw:frame>
        <draw:frame draw:style-name="gr5" draw:text-style-name="P4" draw:layer="layout" svg:width="3.81cm" svg:height="0.962cm" svg:x="15.302cm" svg:y="29.248cm">
          <draw:text-box>
            <text:p text:style-name="P3">Diagnose</text:p>
          </draw:text-box>
        </draw:frame>
        <draw:frame draw:style-name="gr5" draw:text-style-name="P4" draw:layer="layout" svg:width="3.81cm" svg:height="0.962cm" svg:x="22.49cm" svg:y="27.347cm">
          <draw:text-box>
            <text:p text:style-name="P3">Decide</text:p>
          </draw:text-box>
        </draw:frame>
        <draw:line draw:style-name="gr6" draw:text-style-name="P5" draw:layer="layout" svg:x1="3.823cm" svg:y1="27.817cm" svg:x2="5.093cm" svg:y2="27.817cm">
          <text:p/>
        </draw:line>
        <draw:line draw:style-name="gr6" draw:text-style-name="P5" draw:layer="layout" svg:x1="7.309cm" svg:y1="27.817cm" svg:x2="8.579cm" svg:y2="27.817cm">
          <text:p/>
        </draw:line>
        <draw:line draw:style-name="gr6" draw:text-style-name="P5" draw:layer="layout" svg:x1="10.123cm" svg:y1="27.817cm" svg:x2="11.393cm" svg:y2="27.817cm">
          <text:p/>
        </draw:line>
        <draw:path draw:style-name="gr7" draw:text-style-name="P5" draw:layer="layout" svg:width="1.575cm" svg:height="1.862cm" draw:transform="skewX (-0.148527519344717) rotate (1.35158297274441) translate (13.5479999956771cm 27.5819999996939cm)" svg:viewBox="0 0 1576 1863" svg:d="M0 0c1280 0 1576 1863 1576 1863">
          <text:p/>
        </draw:path>
        <draw:path draw:style-name="gr7" draw:text-style-name="P5" draw:layer="layout" svg:width="1.904cm" svg:height="1.23cm" svg:x="18.745cm" svg:y="26.116cm" svg:viewBox="0 0 1905 1231" svg:d="M0 0c1667 0 1905 1231 1905 1231">
          <text:p/>
        </draw:path>
        <draw:path draw:style-name="gr7" draw:text-style-name="P5" draw:layer="layout" svg:width="1.568cm" svg:height="1.398cm" draw:transform="skewX (-0.229859862487653) rotate (-1.8765780117443) translate (20.7499387043456cm 28.3001149125709cm)" svg:viewBox="0 0 1569 1399" svg:d="M0 0c1167 0 1569 1399 1569 1399">
          <text:p/>
        </draw:path>
        <draw:path draw:style-name="gr7" draw:text-style-name="P5" draw:layer="layout" svg:width="2.074cm" svg:height="0.958cm" draw:transform="skewX (-0.148352986419518) rotate (2.88694911572382) translate (15.57cm 29.787cm)" svg:viewBox="0 0 2075 959" svg:d="M0 0c1969 0 2075 959 2075 959">
          <text:p/>
        </draw:path>
        <draw:line draw:style-name="gr8" draw:text-style-name="P5" draw:layer="layout" svg:x1="21.923cm" svg:y1="27.817cm" svg:x2="23.193cm" svg:y2="27.817cm">
          <text:p/>
        </draw:line>
        <draw:frame draw:style-name="gr9" draw:text-style-name="P12" draw:layer="layout" svg:width="3.192cm" svg:height="0.725cm" svg:x="10.925cm" svg:y="30.383cm">
          <draw:text-box>
            <text:p text:style-name="P8"><text:span text:style-name="T3">New Module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5" draw:display-name="Arrowheads 5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19:05:08.018000000</meta:creation-date>
    <dc:date>2022-06-12T10:47:02.938000000</dc:date>
    <meta:editing-duration>P1DT15H11M3S</meta:editing-duration>
    <meta:editing-cycles>7</meta:editing-cycles>
    <meta:generator>LibreOffice/7.1.2.2$Windows_X86_64 LibreOffice_project/8a45595d069ef5570103caea1b71cc9d82b2aae4</meta:generator>
    <meta:document-statistic meta:object-count="76"/>
  </office:meta>
</office:document-meta>
</file>